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500000076AECAB4E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adornments="Normál" style:font-charset="x-symbol"/>
    <style:font-face style:name="OpenSymbol" svg:font-family="OpenSymbol"/>
    <style:font-face style:name="Lucida Console" svg:font-family="'Lucida Console'" style:font-adornments="Normál" style:font-family-generic="modern" style:font-pitch="fixed"/>
    <style:font-face style:name="Georgia1" svg:font-family="Georgia" style:font-adornments="Félkövér" style:font-family-generic="roman" style:font-pitch="variable"/>
    <style:font-face style:name="Georgia" svg:font-family="Georgia" style:font-adornments="Normá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left="7.999cm" fo:margin-right="0cm" fo:text-indent="-7.999cm" style:auto-text-indent="false">
        <style:tab-stops/>
      </style:paragraph-properties>
    </style:style>
    <style:style style:name="P5" style:family="paragraph" style:parent-style-name="Text_20_body" style:master-page-name="">
      <style:paragraph-properties fo:margin-left="7.999cm" fo:margin-right="0cm" fo:text-indent="-7.999cm" style:auto-text-indent="false" style:page-number="auto">
        <style:tab-stops/>
      </style:paragraph-properties>
    </style:style>
    <style:style style:name="P6" style:family="paragraph" style:parent-style-name="Tulajdonság">
      <style:paragraph-properties fo:background-color="#e6e6ff">
        <style:background-image/>
      </style:paragraph-properties>
    </style:style>
    <style:style style:name="P7" style:family="paragraph" style:parent-style-name="Tulajdonság">
      <style:paragraph-properties fo:background-color="#e6e6ff">
        <style:background-image/>
      </style:paragraph-properties>
      <style:text-properties fo:font-style="italic" style:font-style-asian="italic" style:font-style-complex="italic"/>
    </style:style>
    <style:style style:name="P8" style:family="paragraph" style:parent-style-name="Tulajdonság">
      <style:paragraph-properties fo:background-color="transparent">
        <style:background-image/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Heading_20_1" style:master-page-name="">
      <style:paragraph-properties fo:margin-top="0.499cm" fo:margin-bottom="0.499cm" style:page-number="auto" fo:break-before="auto" fo:break-after="auto"/>
    </style:style>
    <style:style style:name="P13" style:family="paragraph" style:parent-style-name="Standard" style:list-style-name="L1">
      <style:text-properties fo:language="hu" fo:country="HU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font-name="Symbol" style:font-name-asian="Symbol" style:font-name-complex="Symbo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25cm">
          <style:column style:rel-width="32767*" fo:start-indent="0cm" fo:end-indent="0.125cm"/>
          <style:column style:rel-width="32768*" fo:start-indent="0.12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101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="solid" draw:fill-color="#ffffff" draw:textarea-horizontal-align="center" draw:textarea-vertical-align="middle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fill="solid" draw:fill-color="#808080" draw:textarea-vertical-align="middle" draw:auto-grow-height="false" fo:min-height="1.321cm" fo:min-width="0.88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9"><text:a xlink:type="simple" xlink:href="#__RefHeading__10309_1625689586" text:style-name="Internet_20_link" text:visited-style-name="Internet_20_link">Fizetett hirdetések<text:tab/>1</text:a></text:p>
          <text:p text:style-name="P10"><text:a xlink:type="simple" xlink:href="#__RefHeading__1439_466015409" text:style-name="Internet_20_link" text:visited-style-name="Internet_20_link">A fizetett hirdetések feladatai<text:tab/>1</text:a></text:p>
          <text:p text:style-name="P10"><text:a xlink:type="simple" xlink:href="#__RefHeading__1441_466015409" text:style-name="Internet_20_link" text:visited-style-name="Internet_20_link">A fizetett hirdetések táblái<text:tab/>1</text:a></text:p>
          <text:p text:style-name="P11"><text:a xlink:type="simple" xlink:href="#__RefHeading__1443_466015409" text:style-name="Internet_20_link" text:visited-style-name="Internet_20_link">A fizetett hirdetések táblája (banner)<text:tab/>1</text:a></text:p>
          <text:p text:style-name="P11"><text:a xlink:type="simple" xlink:href="#__RefHeading__10553_1625689586" text:style-name="Internet_20_link" text:visited-style-name="Internet_20_link">A fizetett hirdetések kattintásai (banner_log)<text:tab/>2</text:a></text:p>
          <text:p text:style-name="P11"><text:a xlink:type="simple" xlink:href="#__RefHeading__10770_1625689586" text:style-name="Internet_20_link" text:visited-style-name="Internet_20_link">A fizetett hirdetések statisztikái (banner_stats)<text:tab/>2</text:a></text:p>
          <text:p text:style-name="P10"><text:a xlink:type="simple" xlink:href="#__RefHeading__1557_466015409" text:style-name="Internet_20_link" text:visited-style-name="Internet_20_link">Inicializálás (init.inc.php)<text:tab/>3</text:a></text:p>
          <text:p text:style-name="P10"><text:a xlink:type="simple" xlink:href="#__RefHeading__1445_466015409" text:style-name="Internet_20_link" text:visited-style-name="Internet_20_link">A Banners osztály<text:tab/>3</text:a></text:p>
          <text:p text:style-name="P11"><text:a xlink:type="simple" xlink:href="#__RefHeading__1447_466015409" text:style-name="Internet_20_link" text:visited-style-name="Internet_20_link">Banners::after_core_set_content()<text:tab/>3</text:a></text:p>
          <text:p text:style-name="P11"><text:a xlink:type="simple" xlink:href="#__RefHeading__1449_466015409" text:style-name="Internet_20_link" text:visited-style-name="Internet_20_link">Banners::modul_banner()<text:tab/>3</text:a></text:p>
          <text:p text:style-name="P10"><text:a xlink:type="simple" xlink:href="#__RefHeading__1453_466015409" text:style-name="Internet_20_link" text:visited-style-name="Internet_20_link">A Banner osztály<text:tab/>3</text:a></text:p>
          <text:p text:style-name="P11"><text:a xlink:type="simple" xlink:href="#__RefHeading__1455_466015409" text:style-name="Internet_20_link" text:visited-style-name="Internet_20_link">Tulajdonságok<text:tab/>3</text:a></text:p>
          <text:p text:style-name="P11"><text:a xlink:type="simple" xlink:href="#__RefHeading__1457_466015409" text:style-name="Internet_20_link" text:visited-style-name="Internet_20_link">konstruktor($data)<text:tab/>3</text:a></text:p>
          <text:p text:style-name="P11"><text:a xlink:type="simple" xlink:href="#__RefHeading__1459_466015409" text:style-name="Internet_20_link" text:visited-style-name="Internet_20_link">init()<text:tab/>4</text:a></text:p>
          <text:p text:style-name="P10"><text:a xlink:type="simple" xlink:href="#__RefHeading__1461_466015409" text:style-name="Internet_20_link" text:visited-style-name="Internet_20_link">A fizetett hirdetések moduljai<text:tab/>4</text:a></text:p>
          <text:p text:style-name="P11"><text:a xlink:type="simple" xlink:href="#__RefHeading__1463_466015409" text:style-name="Internet_20_link" text:visited-style-name="Internet_20_link">modul:banners<text:tab/>4</text:a></text:p>
          <text:p text:style-name="P10"><text:a xlink:type="simple" xlink:href="#__RefHeading__1718_466015409" text:style-name="Internet_20_link" text:visited-style-name="Internet_20_link">A fizetett hirdetések állományai<text:tab/>4</text:a></text:p>
        </text:index-body>
      </text:table-of-content>
      <text:h text:style-name="P12" text:outline-level="1"><text:bookmark text:name="__RefHeading__10309_1625689586"/>Fizetett hirdetések<text:bookmark-end text:name="__RefHeading__10309_1625689586"/></text:h>
      <text:p text:style-name="P2"><text:span text:style-name="T1">Függőség</text:span>: core, cms</text:p>
      <text:p text:style-name="P2">A fizetett hirdetések teszi elérhetővé, hogy megadott pozíciókban megadott szabályok szerint az oldalon reklámokat jelenítsünk meg. Eszközt adnak a reklámok kezelésére, beállításaik szerkesztésére és elrendezésére.</text:p>
      <text:p text:style-name="P2">A bővítmény az alábbi pozíciókat határozza meg a megjelenő hirdetések számára: bal felső, bal középső, bal alsó, középső felső, középső, középső alsó, jobb felső, jobb középső, jobb alsó.</text:p>
      <text:p text:style-name="P2">A bővítmény számos formátumot támogat, hiszen valójában natív HTML kódok elhelyezését is lehetővé teszi. Azonban az alábbi formátumokhoz nem igényel HTML programozást:</text:p>
      <text:list xml:id="list34228010" text:style-name="L1">
        <text:list-item>
          <text:p text:style-name="P13">GIF és Animált GIF</text:p>
        </text:list-item>
        <text:list-item>
          <text:p text:style-name="P13">JPEG</text:p>
        </text:list-item>
        <text:list-item>
          <text:p text:style-name="P13">PNG</text:p>
        </text:list-item>
        <text:list-item>
          <text:p text:style-name="P13">Adobe Flash</text:p>
        </text:list-item>
      </text:list>
      <text:p text:style-name="P2">A fizetett hirdetések lehetséges méreteit nem a bővítmény szabja meg, az az oldal végső arculatától függően pozíciónként eltérő lehet.</text:p>
      <text:h text:style-name="Heading_20_2" text:outline-level="2"><text:bookmark text:name="__RefHeading__1439_466015409"/>A fizetett hirdetések feladatai<text:bookmark-end text:name="__RefHeading__1439_466015409"/></text:h>
      <text:list xml:id="list34209141" text:style-name="L2">
        <text:list-item>
          <text:p text:style-name="P14">A kiválasztott pozícióban a hirdetések megjelenítése <text:span text:style-name="T2">(modul:banners).</text:span></text:p>
        </text:list-item>
        <text:list-item>
          <text:p text:style-name="P14">CMS: A fizetett hirdetések kezelése. A beállítások szerkesztése, törlése. Új hirdetés felvétele és beállítása.</text:p>
        </text:list-item>
        <text:list-item>
          <text:p text:style-name="P14">CMS: A fizetett hirdetések pozíciókra lebontott időbeosztásának kezelése, megjelenítése.</text:p>
        </text:list-item>
        <text:list-item>
          <text:p text:style-name="P14">CMS: A fizetett hirdetéseknél rögzített kattintások elemzése.</text:p>
        </text:list-item>
      </text:list>
      <text:h text:style-name="Heading_20_2" text:outline-level="2"><text:bookmark text:name="__RefHeading__1441_466015409"/>A fizetett hirdetések táblái<text:bookmark-end text:name="__RefHeading__1441_466015409"/></text:h>
      <text:h text:style-name="Heading_20_3" text:outline-level="3"><text:bookmark text:name="__RefHeading__1443_466015409"/>A fizetett hirdetések táblája (banner)<text:bookmark-end text:name="__RefHeading__1443_466015409"/></text:h>
      <text:p text:style-name="P6"><text:span text:style-name="T2">id</text:span><text:tab/>(szám)<text:tab/>A rekord azonosító kulcsa.</text:p>
      <text:p text:style-name="P6"><text:soft-page-break/><text:span text:style-name="T2">title</text:span><text:tab/>(szöveg)<text:tab/>A hirdetés megnevezése.</text:p>
      <text:p text:style-name="P6"><text:span text:style-name="T2">advertiser</text:span><text:tab/>(szöveg)<text:tab/>A hirdető megnevezése.</text:p>
      <text:p text:style-name="P6"><text:span text:style-name="T2">image</text:span><text:tab/>(szöveg)<text:tab/>A hirdetéshez tartozó kép, illetve Flash relatív URL-je.</text:p>
      <text:p text:style-name="P6"><text:span text:style-name="T2">width</text:span><text:tab/>(szám)<text:tab/>A kép, illetve Flash szélessége.</text:p>
      <text:p text:style-name="P6"><text:span text:style-name="T2">height</text:span><text:tab/>(szám)<text:tab/>A kép, illetve Flash magassága.</text:p>
      <text:p text:style-name="P6"><text:span text:style-name="T2">description</text:span><text:tab/>(szöveg)<text:tab/>A hirdetés HTML kódja, amennyiben az szükséges.</text:p>
      <text:p text:style-name="P6"><text:span text:style-name="T3">url</text:span><text:tab/>(szöveg)<text:tab/>A hirdetéshez kapcsolódó teljes URL.</text:p>
      <text:p text:style-name="P6"><text:span text:style-name="T2">filter</text:span><text:tab/>(szöveg)<text:tab/>A hirdetés szűrési feltétele.</text:p>
      <text:p text:style-name="P6"><text:span text:style-name="T2">bearing</text:span><text:tab/>(szám)<text:tab/>Ha a hírfolyamot tartalmazza a <text:a xlink:type="simple" xlink:href="#1.6.2.modul:rss_feeds|outline"><text:span text:style-name="T2">modul:banners</text:span></text:a> modul, akkor az abban levő hírfolyamok sorrendjét ez a mező határozza meg.</text:p>
      <text:p text:style-name="P6"><text:span text:style-name="T2">option_position</text:span><text:tab/>(szám)<text:tab/>A hirdetés pozíciójára utaló kódszám.</text:p>
      <text:p text:style-name="P6"><text:span text:style-name="T2">option_format</text:span><text:tab/>(szám)<text:tab/>A hirdetés formátumára utaló kódszám.</text:p>
      <text:p text:style-name="P6"><text:span text:style-name="T2">date_create</text:span><text:tab/>(dátum)<text:tab/>A rekord létrehozásának időpontja.</text:p>
      <text:p text:style-name="P6"><text:span text:style-name="T2">date_modify</text:span><text:tab/>(dátum)<text:tab/>A rekord utolsó módosításának időpontja.</text:p>
      <text:p text:style-name="P6"><text:span text:style-name="T2">user_create_id</text:span><text:tab/>(szám)<text:tab/>A rekordot létrehozó felhasználó azonosító kulcsa.</text:p>
      <text:p text:style-name="P6"><text:span text:style-name="T2">user_modify_id</text:span><text:tab/>(szám)<text:tab/>A rekordot utoljára módosító felhasználó azonosító kulcsa.</text:p>
      <text:h text:style-name="Heading_20_3" text:outline-level="3"><text:bookmark text:name="__RefHeading__10553_1625689586"/>A fizetett hirdetések kattintásai (banner_log)<text:bookmark-end text:name="__RefHeading__10553_1625689586"/></text:h>
      <text:p text:style-name="P6"><text:span text:style-name="T2">id</text:span><text:tab/>(szám)<text:tab/>A rekord azonosító kulcsa.</text:p>
      <text:p text:style-name="P6"><text:span text:style-name="T2">banner_id</text:span><text:tab/>(szám)<text:tab/>A hivatkozott fizette hirdetés azonosító kulcsa.</text:p>
      <text:p text:style-name="P6"><text:span text:style-name="T2">user_agent</text:span><text:tab/>(szöveg)<text:tab/>A hirdetésre kattintó felhasználó böngészőjének adatai.</text:p>
      <text:p text:style-name="P6"><text:span text:style-name="T2">ip_address</text:span><text:tab/>(szöveg)<text:tab/>A hirdetésre kattintó felhasználó IP címe.</text:p>
      <text:p text:style-name="P6"><text:span text:style-name="T2">position</text:span><text:tab/>(szám)<text:tab/>A hirdetés megjelenési pozíciójának kódszáma.</text:p>
      <text:p text:style-name="P6"><text:span text:style-name="T2">page_url</text:span><text:tab/>(szöveg)<text:tab/>A hirdetésre kattintó felhasználó böngészőjében levő oldal URL-je.</text:p>
      <text:p text:style-name="P6"><text:span text:style-name="T2">session_id</text:span><text:tab/>(szöveg)<text:tab/>A hirdetésre kattintó felhasználó munkamenet azonosítója.</text:p>
      <text:p text:style-name="P6"><text:span text:style-name="T2">date_create</text:span><text:tab/>(dátum)<text:tab/>A rekord létrehozásának időpontja.</text:p>
      <text:p text:style-name="P6"><text:span text:style-name="T2">date_modify</text:span><text:tab/>(dátum)<text:tab/>A rekord utolsó módosításának időpontja.</text:p>
      <text:p text:style-name="P6"><text:span text:style-name="T2">user_create_id</text:span><text:span text:style-name="T2"><text:note text:id="ftn1" text:note-class="footnote"><text:note-citation>1</text:note-citation><text:note-body><text:p text:style-name="Footnote">Mivel a fizetett hirdetésekre nem csak hitelesített felhasználók kattinthatnak, ezért ilyen esetekben az <text:span text:style-name="T2">user_create_id</text:span> és <text:span text:style-name="T2">user_modify_id</text:span> mezőkben 0 (nulla) érték szerepel.</text:p></text:note-body></text:note></text:span><text:tab/>(szám)<text:tab/>A rekordot létrehozó felhasználó azonosító kulcsa.</text:p>
      <text:p text:style-name="P6"><text:span text:style-name="T2">user_modify_id</text:span><text:tab/>(szám)<text:tab/>A rekordot utoljára módosító felhasználó azonosító kulcsa.</text:p>
      <text:h text:style-name="Heading_20_3" text:outline-level="3"><text:bookmark text:name="__RefHeading__10770_1625689586"/>A fizetett hirdetések statisztikái (banner_stats)<text:bookmark-end text:name="__RefHeading__10770_1625689586"/></text:h>
      <text:p text:style-name="P6"><text:span text:style-name="T2">id</text:span><text:tab/>(szám)<text:tab/>A rekord azonosító kulcsa.</text:p>
      <text:p text:style-name="P6"><text:span text:style-name="T2">banner_id</text:span><text:tab/>(szám)<text:tab/>A hivatkozott fizette hirdetés azonosító kulcsa.</text:p>
      <text:p text:style-name="P6"><text:span text:style-name="T2">date_period</text:span><text:tab/>(dátum)<text:tab/>Annak az órának a megjelölése, amelyiktől számítva 60 percre az adatok vonatkoznak.</text:p>
      <text:p text:style-name="P6"><text:span text:style-name="T2">clicks</text:span><text:tab/>(szám)<text:tab/>Az adott óra alatti kattintások száma.</text:p>
      <text:p text:style-name="P6">unique_clicks<text:tab/>(szám)<text:tab/>Az adott óra alatt a kattintások és IP címük alapján a felhasználók száma.</text:p>
      <text:p text:style-name="P6">operation_systems<text:tab/>(szöveg)<text:tab/>Az adott órában a felhasználók operációs rendszerének megoszlása, azok verziói alapján JSON formátumban.</text:p>
      <text:p text:style-name="P6">browsers<text:tab/>(szöveg)<text:tab/>Az adott órában a felhasználók böngészőjének megoszlása, azok verziói alapján JSON formátumban.</text:p>
      <text:p text:style-name="P6">positions<text:tab/>(szöveg)<text:tab/>Az adott órában a hirdetés megjelenési pozíciójának megoszlása, JSON formátumban.</text:p>
      <text:p text:style-name="P6"><text:span text:style-name="T2">date_create</text:span><text:tab/>(dátum)<text:tab/>A rekord létrehozásának időpontja.</text:p>
      <text:p text:style-name="P6"><text:span text:style-name="T2">date_modify</text:span><text:tab/>(dátum)<text:tab/>A rekord utolsó módosításának időpontja.</text:p>
      <text:p text:style-name="P6"><text:span text:style-name="T2">user_create_id</text:span><text:span text:style-name="T2"><text:note text:id="ftn2" text:note-class="footnote"><text:note-citation>2</text:note-citation><text:note-body><text:p text:style-name="Footnote">Mivel a fizetett hirdetésekre nem csak hitelesített felhasználók kattinthatnak, ezért ilyen esetekben az <text:span text:style-name="T2">user_create_id</text:span> és <text:span text:style-name="T2">user_modify_id</text:span> mezőkben 0 (nulla) érték szerepel.</text:p></text:note-body></text:note></text:span><text:tab/>(szám)<text:tab/>A rekordot létrehozó felhasználó azonosító kulcsa.</text:p>
      <text:p text:style-name="P7">user_modify_id<text:tab/>(szám)<text:tab/>A rekordot utoljára módosító felhasználó azonosító kulcsa.</text:p>
      <text:h text:style-name="Heading_20_2" text:outline-level="2"><text:bookmark text:name="__RefHeading__1557_466015409"/><text:soft-page-break/>Inicializálás (init.inc.php)<text:bookmark-end text:name="__RefHeading__1557_466015409"/></text:h>
      <text:list xml:id="list34219061" text:style-name="L3">
        <text:list-item>
          <text:p text:style-name="P15">A modulok megjelenítéséhez megadja a CSS állományt.</text:p>
        </text:list-item>
        <text:list-item>
          <text:p text:style-name="P15">A modulok feldolgozásához beilleszti a <text:span text:style-name="T2">Banners</text:span><text:a xlink:type="simple" xlink:href="#1.4.3.RssFeeds::modul_ress_feeds()|outline"><text:span text:style-name="T2">::modul_banners()</text:span></text:a> funkciót.</text:p>
        </text:list-item>
        <text:list-item>
          <text:p text:style-name="P15">Az utófuttatási funkciókhoz beállítja a <text:span text:style-name="T2">Banners</text:span><text:a xlink:type="simple" xlink:href="#1.4.1.RssFeeds::after_core_set_content()|outline"><text:span text:style-name="T2">::after_core_set_content()</text:span></text:a> funkciót.</text:p>
        </text:list-item>
        <text:list-item>
          <text:p text:style-name="P15">Amennyiben a CMS bővítmény aktív, úgy az adatbázis kezeléséhez inicializálja a menüt, listát és szerkesztőt és jogokat (<text:span text:style-name="T2">access, new, edit, delete</text:span>). A fizetett hirdetések kezelését a „Kiegészítők” (ADDON) főmenü alá beillesztett „Fizetett hirdetések” (BANNER) menüpontra állítja be.</text:p>
        </text:list-item>
      </text:list>
      <text:h text:style-name="Heading_20_2" text:outline-level="2"><text:bookmark text:name="__RefHeading__1445_466015409"/>A Banners osztály<text:bookmark-end text:name="__RefHeading__1445_466015409"/></text:h>
      <text:p text:style-name="Text_20_body"><text:span text:style-name="T1">Állomány</text:span>: banners.class.php</text:p>
      <text:p text:style-name="Text_20_body">A <text:span text:style-name="T2">Banners</text:span> osztály tartalmazza a bővítmény működését lehetővé tevő funkciókat. </text:p>
      <text:h text:style-name="Heading_20_3" text:outline-level="3"><text:bookmark text:name="__RefHeading__1447_466015409"/>Banners::after_core_set_content()<text:bookmark-end text:name="__RefHeading__1447_466015409"/></text:h>
      <text:p text:style-name="Text_20_body">Ez az eljárás gondoskodik a hírfolyamok moduljainak beillesztéséről.</text:p>
      <text:h text:style-name="Heading_20_3" text:outline-level="3"><text:bookmark text:name="__RefHeading__1449_466015409"/>Banners::modul_banner()<text:bookmark-end text:name="__RefHeading__1449_466015409"/></text:h>
      <text:p text:style-name="Text_20_body">A kapott azonosító kulcs alapján elkészíti a <text:a xlink:type="simple" xlink:href="#1.6.1.modul:rss_feed|outline"><text:span text:style-name="T2">modul:</text:span></text:a><text:span text:style-name="T2">banner </text:span>objektumát.</text:p>
      <text:h text:style-name="Heading_20_2" text:outline-level="2"><text:bookmark text:name="__RefHeading__1453_466015409"/>A Banner osztály<text:bookmark-end text:name="__RefHeading__1453_466015409"/></text:h>
      <text:p text:style-name="Text_20_body"><text:span text:style-name="T1">Állomány</text:span>: banner.class.php</text:p>
      <text:p text:style-name="Text_20_body">Ez az osztály jelképez egyetlen fizetett hirdetést. A fizettet hirdetések tulajdonságai az adatbázisból származnak, de a legfontosabb tulajdonságukat (<text:span text:style-name="T2">template</text:span>) az <text:a xlink:type="simple" xlink:href="#1.5.3.init()|outline"><text:span text:style-name="T2">init()</text:span></text:a> funkció állítja be.</text:p>
      <text:h text:style-name="Heading_20_3" text:outline-level="3"><text:bookmark text:name="__RefHeading__1455_466015409"/>Tulajdonságok<text:bookmark-end text:name="__RefHeading__1455_466015409"/></text:h>
      <text:p text:style-name="Tulajdonság"><text:span text:style-name="T2">id</text:span><text:tab/>(szám)<text:tab/>A hírfolyam azonosító kulcsa.</text:p>
      <text:p text:style-name="P8"><text:span text:style-name="T2">title</text:span><text:tab/>(szöveg)<text:tab/>A hirdetés megnevezése.</text:p>
      <text:p text:style-name="P8"><text:span text:style-name="T2">advertiser</text:span><text:tab/>(szöveg)<text:tab/>A hirdető megnevezése.</text:p>
      <text:p text:style-name="P8"><text:span text:style-name="T2">image</text:span><text:tab/>(szöveg)<text:tab/>A hirdetéshez tartozó kép, illetve Flash relatív URL-je.</text:p>
      <text:p text:style-name="P8"><text:span text:style-name="T2">width</text:span><text:tab/>(szám)<text:tab/>A kép, illetve Flash szélessége.</text:p>
      <text:p text:style-name="P8"><text:span text:style-name="T2">height</text:span><text:tab/>(szám)<text:tab/>A kép, illetve Flash magassága.</text:p>
      <text:p text:style-name="P8"><text:span text:style-name="T2">description</text:span><text:tab/>(szöveg)<text:tab/>A hirdetés HTML kódja, amennyiben az szükséges.</text:p>
      <text:p text:style-name="P8"><text:span text:style-name="T3">url</text:span><text:tab/>(szöveg)<text:tab/>A hirdetéshez kapcsolódó teljes URL.</text:p>
      <text:p text:style-name="P8"><text:span text:style-name="T2">filter</text:span><text:tab/>(szöveg)<text:tab/>A hirdetés szűrési feltétele.</text:p>
      <text:p text:style-name="P8"><text:span text:style-name="T2">bearing</text:span><text:tab/>(szám)<text:tab/>Ha a hírfolyamot tartalmazza a <text:a xlink:type="simple" xlink:href="#1.6.2.modul:rss_feeds|outline"><text:span text:style-name="T2">modul:banners</text:span></text:a> modul, akkor az abban levő hírfolyamok sorrendjét ez a mező határozza meg.</text:p>
      <text:p text:style-name="P8"><text:span text:style-name="T2">option_position</text:span><text:tab/>(szám)<text:tab/>A hirdetés pozíciójára utaló kódszám.</text:p>
      <text:p text:style-name="P8"><text:span text:style-name="T2">option_format</text:span><text:tab/>(szám)<text:tab/>A hirdetés formátumára utaló kódszám.</text:p>
      <text:h text:style-name="Heading_20_3" text:outline-level="3"><text:bookmark text:name="__RefHeading__1457_466015409"/>konstruktor($data)<text:bookmark-end text:name="__RefHeading__1457_466015409"/></text:h>
      <text:p text:style-name="Text_20_body">A megadott adatokkal meghívja a <text:span text:style-name="T2">Core</text:span> konstruktorát, majd az <text:span text:style-name="T2">init()</text:span> funkciót.</text:p>
      <text:h text:style-name="Heading_20_3" text:outline-level="3"><text:bookmark text:name="__RefHeading__1459_466015409"/><text:soft-page-break/>init()<text:bookmark-end text:name="__RefHeading__1459_466015409"/></text:h>
      <text:p text:style-name="Text_20_body">Az eljárás a hirdetés formátuma <text:span text:style-name="T2">(option_format)</text:span> tárolt adatok alapján beállítja a <text:span text:style-name="T2">template</text:span> tulajdonságot:</text:p>
      <text:h text:style-name="Heading_20_4" text:outline-level="4">GIF/JPEG/PNG (1)</text:h>
      <text:p text:style-name="Kód">&lt;a class=”banner” href=”{this&gt;url}” title=”{this&gt;title}”&gt;</text:p>
      <text:p text:style-name="Kód"><text:tab/>&lt;img src=”{param:http_host}{this&gt;image}” alt=”{this&gt;title}”</text:p>
      <text:p text:style-name="Kód"><text:tab/> <text:s text:c="4"/>width=”{this&gt;width}” height=”{this&gt;height}” /&gt;</text:p>
      <text:p text:style-name="Kód">&lt;/a&gt;</text:p>
      <text:h text:style-name="Heading_20_4" text:outline-level="4">Adobe Flash (2)</text:h>
      <text:p text:style-name="Kód">&lt;object classid="clsid:d27cdb6e-ae6d-11cf-96b8-444553540000" <text:span text:style-name="T4"></text:span><text:line-break/>codebase="http://fpdownload.macromedia.com/pub/shockwave/cabs/flash/swflash.cab <text:span text:style-name="T4"></text:span><text:line-break/>#version=8,0,0,0" width="{this&gt;width}" height="{this&gt;height}" id="banner{this&gt;id}" <text:span text:style-name="T4"></text:span><text:line-break/>align="middle"&gt;</text:p>
      <text:p text:style-name="Kód"><text:tab/>&lt;param name=”allowScriptAccess" value="sameDomain" /&gt;</text:p>
      <text:p text:style-name="Kód"><text:tab/>&lt;param name="movie" value="{param:http_host}{this&gt;image}" /&gt;</text:p>
      <text:p text:style-name="Kód"><text:tab/>&lt;param name="quality" value="high" /&gt;</text:p>
      <text:p text:style-name="Kód"><text:tab/>&lt;param name="bgcolor" value="#ffffff" /&gt;</text:p>
      <text:p text:style-name="Kód"><text:tab/>&lt;embed src="{param:http_host}{this&gt;image}" quality="high" bgcolor="#ffffff" <text:span text:style-name="T4"></text:span><text:line-break/><text:tab/> <text:s text:c="6"/>width="{this&gt;width}" height="{this&gt;height}" name="banner{this&gt;id}" <text:span text:style-name="T4"><text:line-break/><text:tab/> <text:s text:c="6"/></text:span>align="middle" allowScriptAccess="sameDomain" <text:line-break/><text:tab/> <text:s text:c="2"/>type="application/x-shockwave-flash"<text:line-break/><text:tab/> <text:s text:c="2"/>pluginspage="http://www.macromedia.com/go/getflashplayer" /&gt;</text:p>
      <text:p text:style-name="Kód">&lt;/object&gt;</text:p>
      <text:h text:style-name="Heading_20_4" text:outline-level="4">HTML (3)</text:h>
      <text:p text:style-name="Kód">&lt;div class=”banner”&gt;{this&gt;description}&lt;/div&gt;</text:p>
      <text:h text:style-name="Heading_20_2" text:outline-level="2"><text:bookmark text:name="__RefHeading__1461_466015409"/>A fizetett hirdetések moduljai<text:bookmark-end text:name="__RefHeading__1461_466015409"/></text:h>
      <text:h text:style-name="Heading_20_3" text:outline-level="3"><text:bookmark text:name="__RefHeading__1463_466015409"/>modul:banners<text:bookmark-end text:name="__RefHeading__1463_466015409"/></text:h>
      <text:p text:style-name="Text_20_body"><draw:g text:anchor-type="paragraph" draw:z-index="0" draw:style-name="gr1"><draw:g draw:style-name="gr2"><draw:rect draw:style-name="gr3" draw:text-style-name="P16" svg:width="6.002cm" svg:height="3.188cm" svg:x="10.998cm" svg:y="0.122cm"><text:p text:style-name="P16"/><text:p text:style-name="P16">...</text:p></draw:rect><draw:rect draw:style-name="gr4" draw:text-style-name="P17" svg:width="5.686cm" svg:height="0.639cm" svg:x="11.166cm" svg:y="1.126cm"><text:p text:style-name="P16"><text:span text:style-name="T6">item</text:span></text:p></draw:rect><draw:rect draw:style-name="gr4" draw:text-style-name="P17" svg:width="5.686cm" svg:height="0.639cm" svg:x="11.166cm" svg:y="0.32cm"><text:p text:style-name="P16"><text:span text:style-name="T6">item</text:span></text:p></draw:rect><draw:rect draw:style-name="gr4" draw:text-style-name="P17" svg:width="5.686cm" svg:height="0.639cm" svg:x="11.166cm" svg:y="2.496cm"><text:p text:style-name="P16"><text:span text:style-name="T6">item</text:span></text:p></draw:rect></draw:g><draw:rect draw:style-name="gr5" draw:text-style-name="P16" svg:width="4.001cm" svg:height="0.879cm" svg:x="12.988cm" svg:y="3.646cm"><text:p/></draw:rect><draw:rect draw:style-name="gr4" draw:text-style-name="P17" svg:width="3.716cm" svg:height="0.472cm" svg:x="13.116cm" svg:y="3.823cm"><text:p text:style-name="P16"><text:span text:style-name="T6">HTML</text:span></text:p></draw:rect><draw:custom-shape draw:style-name="gr6" draw:text-style-name="P16" svg:width="1.389cm" svg:height="1.458cm" svg:x="11.728cm" svg:y="3.135cm"><text:p/><draw:enhanced-geometry svg:viewBox="0 0 841 854" draw:mirror-horizontal="false" draw:mirror-vertical="false" draw:type="non-primitive" draw:enhanced-path="M 517 247 L 517 415 264 415 264 0 0 0 0 680 517 680 517 854 841 547 517 247 Z N"/></draw:custom-shape></draw:g><text:span text:style-name="T1">Állományok:</text:span> rss_banners.html</text:p>
      <text:p text:style-name="P3"><text:span text:style-name="T1">A modul beillesztését végző funkció</text:span>: <text:span text:style-name="T2">Banners</text:span><text:a xlink:type="simple" xlink:href="#1.4.2.RssFeeds::modul_rss_feed()|outline"><text:span text:style-name="T2">::modul_banners()</text:span></text:a></text:p>
      <text:p text:style-name="P3"><text:span text:style-name="T1">A befogadó modul tulajdonságai</text:span>: <text:span text:style-name="T2">items</text:span></text:p>
      <text:p text:style-name="P3"><text:span text:style-name="T1">Az emelek tulajdonságai</text:span>: <text:span text:style-name="T5">lásd a </text:span><text:span text:style-name="T2">Banner</text:span><text:span text:style-name="T5"> osztálynál.</text:span></text:p>
      <text:p text:style-name="Text_20_body">Ez a modul adja vissza egy kiválasztott hírfolyam (a munkamenet <text:span text:style-name="T2">id</text:span> változója alapján) megadott számú hírét. Azaz az adatbázis alapján inicializálja az objektumot, és megformázza azt. A híreknek a könnyebb áttekinthetőség miatt csak a címsoruk jelenik meg, a részletek (dátum, szerző, leírás, hivatkozás) arra kattintva jelenik meg <text:span text:style-name="T1">jQuery</text:span> segítségével.</text:p>
      <text:h text:style-name="Heading_20_2" text:outline-level="2"><text:bookmark text:name="__RefHeading__1718_466015409"/>A fizetett hirdetések állományai<text:bookmark-end text:name="__RefHeading__1718_466015409"/></text:h>
      <text:p text:style-name="P5"><text:span text:style-name="T1">/plugins/banners/readme.txt</text:span><text:tab/>A kötelező <text:span text:style-name="T1">readme.txt</text:span> a bővítmény kezeléséhez.</text:p>
      <text:p text:style-name="P4"><text:soft-page-break/><text:span text:style-name="T1">/plugins/banners/init.inc.php</text:span><text:tab/>Az inicializálásához kötelező állomány.</text:p>
      <text:p text:style-name="P4"><text:span text:style-name="T1">/plugins/banners/install.sql.php</text:span><text:tab/>Az adatbázis táblák létrehozásához szükséges SQL parancsok.</text:p>
      <text:p text:style-name="P4"><text:span text:style-name="T1">/plugins/banners/banners .class.php</text:span><text:tab/>Az <text:span text:style-name="T2">Banners</text:span> osztály.</text:p>
      <text:p text:style-name="P4"><text:span text:style-name="T1">/templates/default/rss_feeds.html</text:span><text:tab/>A <text:span text:style-name="T2">modul:rss_feeds</text:span> sablonja.</text:p>
      <text:p text:style-name="P4"><text:span text:style-name="T1">/templates/default/rss_feed.html</text:span><text:tab/>A <text:span text:style-name="T2">modul:rss_feed</text:span> sablonja.</text:p>
      <text:p text:style-name="P4"><text:span text:style-name="T1">/templates/default/rss_feed_item.html</text:span><text:tab/>A <text:span text:style-name="T2">modul:rss_feed</text:span> sablonja.</text:p>
      <text:p text:style-name="P4"><text:span text:style-name="T1">/templates/default/rss_feed.css</text:span><text:tab/>A hírolvasó formázását beállító C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Normál" style:font-charset="x-symbol"/>
    <style:font-face style:name="OpenSymbol" svg:font-family="OpenSymbol"/>
    <style:font-face style:name="Lucida Console" svg:font-family="'Lucida Console'" style:font-adornments="Normál" style:font-family-generic="modern" style:font-pitch="fixed"/>
    <style:font-face style:name="Georgia1" svg:font-family="Georgia" style:font-adornments="Félkövér" style:font-family-generic="roman" style:font-pitch="variable"/>
    <style:font-face style:name="Georgia" svg:font-family="Georgia" style:font-adornments="Normá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5cm" fo:text-align="justify" style:justify-single-word="false" fo:orphans="2" fo:widows="2" fo:hyphenation-ladder-count="no-limit" style:page-number="auto" style:shadow="none"/>
      <style:text-properties style:font-name="Georgia" fo:font-size="11pt" fo:language="hu" fo:country="HU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margin-top="0cm" fo:margin-bottom="0cm" fo:text-align="start" style:justify-single-word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cm"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page-number="auto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499cm" fo:keep-together="always" fo:text-indent="0cm" style:auto-text-indent="false" style:page-number="auto" fo:break-before="page" fo:padding="0cm" fo:border-left="none" fo:border-right="none" fo:border-top="none" fo:border-bottom="0.088cm solid #000000"/>
      <style:text-properties fo:text-transform="uppercase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25cm" fo:hyphenation-ladder-count="no-limit" fo:text-indent="0cm" style:auto-text-indent="false" style:page-number="auto" fo:padding="0cm" fo:border-left="none" fo:border-right="none" fo:border-top="none" fo:border-bottom="0.018cm solid #000000" style:shadow="none"/>
      <style:text-properties fo:font-variant="small-caps" fo:font-size="16pt" fo:font-style="normal" fo:font-weight="bold" style:font-size-asian="14pt" style:font-style-asian="italic" style:font-weight-asian="bold" style:font-size-complex="14pt" style:font-style-complex="italic" style:font-weight-complex="bold" fo:hyphenate="false" fo:hyphenation-remain-char-count="2" fo:hyphenation-push-char-count="2"/>
    </style:style>
    <style:style style:name="Footer" style:family="paragraph" style:parent-style-name="Standard" style:class="extra" style:master-page-name="">
      <style:paragraph-properties style:page-number="auto" fo:background-color="transparent" fo:padding="0cm" fo:border-left="none" fo:border-right="none" fo:border-top="0.018cm solid #80808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Arial1"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kisebb" style:family="paragraph" style:parent-style-name="Table_20_Contents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5cm" fo:margin-bottom="0.25cm" fo:text-align="start" style:justify-single-word="false" fo:keep-together="always" fo:orphans="0" fo:widows="0" fo:hyphenation-ladder-count="no-limit" fo:text-indent="0cm" style:auto-text-indent="false" style:page-number="auto" fo:padding="0cm" fo:border-left="none" fo:border-right="none" fo:border-top="none" fo:border-bottom="0.002cm solid #808080"/>
      <style:text-properties fo:font-size="11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Kód" style:family="paragraph" style:parent-style-name="Text_20_body" style:master-page-name="">
      <style:paragraph-properties fo:margin-top="0cm" fo:margin-bottom="0.101cm" fo:text-align="start" style:justify-single-word="false" fo:hyphenation-ladder-count="no-limit" style:page-number="auto" fo:background-color="#e6e6e6" fo:padding="0.101cm" fo:border-left="0.141cm solid #808080" fo:border-right="0.002cm solid #808080" fo:border-top="0.002cm solid #808080" fo:border-bottom="0.002cm solid #808080" style:shadow="none">
        <style:background-image/>
      </style:paragraph-properties>
      <style:text-properties style:font-name="Lucida Console" fo:font-size="9pt" fo:hyphenate="false" fo:hyphenation-remain-char-count="2" fo:hyphenation-push-char-count="2"/>
    </style:style>
    <style:style style:name="Tulajdonság" style:family="paragraph" style:parent-style-name="Text_20_body" style:master-page-name="">
      <style:paragraph-properties fo:margin-left="6.001cm" fo:margin-right="0cm" fo:margin-top="0cm" fo:margin-bottom="0.101cm" fo:text-align="start" style:justify-single-word="false" fo:text-indent="-6.001cm" style:auto-text-indent="false" style:page-number="auto">
        <style:tab-stops>
          <style:tab-stop style:position="-2cm"/>
        </style:tab-stops>
      </style:paragraph-properties>
      <style:text-properties fo:font-size="9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25cm" fo:margin-bottom="0.25cm" fo:text-align="start" style:justify-single-word="false" fo:keep-together="always" fo:orphans="0" fo:widows="0" fo:hyphenation-ladder-count="no-limit" fo:text-indent="0cm" style:auto-text-indent="false" style:page-number="auto" fo:background-color="transparent">
        <style:background-image/>
      </style:paragraph-properties>
      <style:text-properties style:font-name="Georgia1" fo:font-size="11pt" fo:font-style="italic" fo:font-weight="bold" style:font-size-asian="85%" style:font-style-asian="italic" style:font-weight-asian="bold" style:font-size-complex="85%" style:font-style-complex="italic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25cm" fo:text-align="start" style:justify-single-word="false" fo:hyphenation-ladder-count="no-limit" fo:text-indent="0cm" style:auto-text-indent="false" style:page-number="auto" fo:padding="0cm" fo:border-left="none" fo:border-right="none" fo:border-top="none" fo:border-bottom="0.088cm solid #000000" style:shadow="none" text:number-lines="false" text:line-number="0">
        <style:tab-stops/>
      </style:paragraph-properties>
      <style:text-properties fo:text-transform="uppercase" fo:font-size="20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.101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text-transform="uppercase" fo:font-size="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margin-top="0cm" fo:margin-bottom="0.101cm" fo:text-align="start" style:justify-single-word="false" fo:hyphenation-ladder-count="no-limit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ize="8pt" fo:hyphenate="false" fo:hyphenation-remain-char-count="2" fo:hyphenation-push-char-count="2"/>
    </style:style>
    <style:style style:name="Kisebb" style:family="text">
      <style:text-properties style:font-name="Georgia" fo:font-size="8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2300dc" fo:language="zxx" fo:country="none" style:text-underline-style="none" fo:background-color="transparent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kép1" text:anchor-type="as-char" svg:width="6.003cm" svg:height="0.998cm" draw:z-index="1"><draw:image xlink:href="Pictures/10000000000002C500000076AECAB4E0.jpg" xlink:type="simple" xlink:show="embed" xlink:actuate="onLoad"/></draw:frame></text:p>
      </style:header>
      <style:footer>
        <text:p text:style-name="MP1"><text:file-name text:display="name">banners</text:file-name> [rev.<text:editing-cycles>25</text:editing-cycles>]<text:tab/><text:tab/><text:page-number text:select-page="current">1</text:page-number>. oldal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T03H37M29S</meta:editing-duration>
    <meta:editing-cycles>25</meta:editing-cycles>
    <meta:generator>OpenOffice.org/3.2$Win32 OpenOffice.org_project/320m12$Build-9483</meta:generator>
    <meta:creation-date>2010-03-05T10:38:12.96</meta:creation-date>
    <dc:date>2010-03-25T14:10:00.49</dc:date>
    <meta:document-statistic meta:table-count="0" meta:image-count="1" meta:object-count="0" meta:page-count="5" meta:paragraph-count="143" meta:word-count="1056" meta:character-count="8957"/>
    <meta:user-defined meta:name="Információ 1"/>
    <meta:user-defined meta:name="Információ 2"/>
    <meta:user-defined meta:name="Információ 3"/>
    <meta:user-defined meta:name="Információ 4"/>
  </office:meta>
</office:document-meta>
</file>